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5000002F012F3F1A31DA3AA6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e59" draw:textarea-horizontal-align="justify" draw:textarea-vertical-align="middle" draw:auto-grow-height="false" fo:min-height="1.02cm" fo:min-width="19.058cm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0.764cm" fo:min-width="3.78cm"/>
    </style:style>
    <style:style style:name="gr3" style:family="graphic" style:parent-style-name="standard">
      <style:graphic-properties draw:fill-color="#afd095" draw:textarea-horizontal-align="justify" draw:textarea-vertical-align="middle" draw:auto-grow-height="false" fo:min-height="0.766cm" fo:min-width="3.78cm"/>
    </style:style>
    <style:style style:name="gr4" style:family="graphic" style:parent-style-name="standard">
      <style:graphic-properties draw:fill-color="#ec9ba4" draw:textarea-horizontal-align="justify" draw:textarea-vertical-align="middle" draw:auto-grow-height="false" fo:min-height="0.766cm" fo:min-width="3.781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0.766cm" fo:min-width="3.78cm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0.776cm" fo:min-width="3.78cm"/>
    </style:style>
    <style:style style:name="gr7" style:family="graphic" style:parent-style-name="standard">
      <style:graphic-properties draw:fill-color="#ffffa6" draw:textarea-horizontal-align="justify" draw:textarea-vertical-align="middle" draw:auto-grow-height="false" fo:min-height="0.766cm" fo:min-width="3.78cm"/>
    </style:style>
    <style:style style:name="gr8" style:family="graphic" style:parent-style-name="standard">
      <style:graphic-properties draw:fill-color="#ffffa6" draw:textarea-horizontal-align="justify" draw:textarea-vertical-align="middle" draw:auto-grow-height="false" fo:min-height="0.82cm" fo:min-width="3.78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014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974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06cm" svg:stroke-color="#ff0000" draw:marker-start-width="0.358cm" draw:marker-end-width="0.358cm" draw:fill="none" draw:textarea-vertical-align="middle" draw:auto-grow-height="false" fo:min-height="1.173cm" fo:min-width="0cm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fo:min-height="1.387cm"/>
    </style:style>
    <style:style style:name="P1" style:family="paragraph">
      <style:paragraph-properties fo:text-align="center"/>
    </style:style>
    <style:style style:name="P2" style:family="paragraph">
      <loext:graphic-properties draw:fill-color="#ffde59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afd095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ec9ba4"/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-color="#ec9ba4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-color="#b4c7dc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ffffa6"/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color="#c9211e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58cm" svg:height="1.27cm" svg:x="1.27cm" svg:y="1.27cm">
          <text:p text:style-name="P1"><text:span text:style-name="T1">GNU Octav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8cm" svg:height="1.014cm" svg:x="1.27cm" svg:y="5.463cm">
          <text:p text:style-name="P3"><text:span text:style-name="T2">SuiteSpa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28cm" svg:height="1.016cm" svg:x="1.27cm" svg:y="3.81cm">
          <text:p text:style-name="P3"><text:span text:style-name="T2">BLAS / LAP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28cm" svg:height="1.016cm" svg:x="1.27cm" svg:y="8.763cm">
          <text:p text:style-name="P3"><text:span text:style-name="T2">qrup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8cm" svg:height="1.016cm" svg:x="1.27cm" svg:y="10.414cm">
          <text:p text:style-name="P3"><text:span text:style-name="T2">FFTW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8cm" svg:height="1.016cm" svg:x="1.27cm" svg:y="7.112cm">
          <text:p text:style-name="P3"><text:span text:style-name="T2">ARPACK-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8cm" svg:height="1.016cm" svg:x="1.27cm" svg:y="12.065cm">
          <text:p text:style-name="P3"><text:span text:style-name="T2">Qhul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281cm" svg:height="1.016cm" svg:x="6.35cm" svg:y="7.112cm">
          <text:p text:style-name="P3"><text:span text:style-name="T2">gnuplo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281cm" svg:height="1.016cm" svg:x="6.35cm" svg:y="3.81cm">
          <text:p text:style-name="P3"><text:span text:style-name="T2">q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81cm" svg:height="1.016cm" svg:x="6.35cm" svg:y="10.414cm">
          <text:p text:style-name="P6"><text:span text:style-name="T3">GraphicsMagic++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281cm" svg:height="1.016cm" svg:x="6.35cm" svg:y="5.461cm">
          <text:p text:style-name="P3"><text:span text:style-name="T2">OpenG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281cm" svg:height="1.016cm" svg:x="6.35cm" svg:y="12.065cm">
          <text:p text:style-name="P3"><text:span text:style-name="T2">GL2P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281cm" svg:height="1.016cm" svg:x="6.35cm" svg:y="8.763cm">
          <text:p text:style-name="P3"><text:span text:style-name="T2">FLTK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28cm" svg:height="1.016cm" svg:x="11.43cm" svg:y="3.81cm">
          <text:p text:style-name="P3"><text:span text:style-name="T2">cUR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28cm" svg:height="1.016cm" svg:x="11.43cm" svg:y="7.112cm">
          <text:p text:style-name="P3"><text:span text:style-name="T2">Free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28cm" svg:height="1.016cm" svg:x="11.43cm" svg:y="5.461cm">
          <text:p text:style-name="P3"><text:span text:style-name="T2">fontconfig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28cm" svg:height="1.026cm" svg:x="11.43cm" svg:y="8.763cm">
          <text:p text:style-name="P3"><text:span text:style-name="T2">GNU Readlin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28cm" svg:height="1.016cm" svg:x="11.43cm" svg:y="12.065cm">
          <text:p text:style-name="P3"><text:span text:style-name="T2">PCR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28cm" svg:height="1.016cm" svg:x="11.43cm" svg:y="10.414cm">
          <text:p text:style-name="P3"><text:span text:style-name="T2">HDF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28cm" svg:height="1.016cm" svg:x="11.43cm" svg:y="13.716cm">
          <text:p text:style-name="P3"><text:span text:style-name="T2">zlib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28cm" svg:height="1.016cm" svg:x="16.51cm" svg:y="3.81cm">
          <text:p text:style-name="P3"><text:span text:style-name="T2">GNU GCC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28cm" svg:height="1.07cm" svg:x="16.51cm" svg:y="5.407cm">
          <text:p text:style-name="P3"><text:span text:style-name="T2">GNU Mak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28cm" svg:height="1.016cm" svg:x="16.51cm" svg:y="7.112cm">
          <text:p text:style-name="P3"><text:span text:style-name="T2">GNU Autotool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28cm" svg:height="1.016cm" svg:x="16.51cm" svg:y="8.763cm">
          <text:p text:style-name="P3"><text:span text:style-name="T2">GNU Texinfo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28cm" svg:height="1.016cm" svg:x="16.51cm" svg:y="10.414cm">
          <text:p text:style-name="P3"><text:span text:style-name="T2">GNU Bison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28cm" svg:height="1.016cm" svg:x="16.51cm" svg:y="12.065cm">
          <text:p text:style-name="P3"><text:span text:style-name="T2">fl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4.572cm" svg:height="1.264cm" svg:x="1.143cm" svg:y="2.54cm">
          <draw:text-box>
            <text:p text:style-name="P10"><text:span text:style-name="T4">Numerical Libraries</text:span></text:p>
          </draw:text-box>
        </draw:frame>
        <draw:frame draw:style-name="gr9" draw:text-style-name="P11" draw:layer="layout" svg:width="4.408cm" svg:height="1.264cm" svg:x="6.387cm" svg:y="2.546cm">
          <draw:text-box>
            <text:p text:style-name="P10"><text:span text:style-name="T4">Graphical Libraries</text:span></text:p>
          </draw:text-box>
        </draw:frame>
        <draw:frame draw:style-name="gr9" draw:text-style-name="P11" draw:layer="layout" svg:width="4.28cm" svg:height="1.264cm" svg:x="11.468cm" svg:y="2.546cm">
          <draw:text-box>
            <text:p text:style-name="P10"><text:span text:style-name="T4">Utility Libraries</text:span></text:p>
          </draw:text-box>
        </draw:frame>
        <draw:frame draw:style-name="gr10" draw:text-style-name="P11" draw:layer="layout" svg:width="4.28cm" svg:height="1.224cm" svg:x="16.51cm" svg:y="2.586cm">
          <draw:text-box>
            <text:p text:style-name="P10"><text:span text:style-name="T4">Build Tools</text:span></text:p>
          </draw:text-box>
        </draw:frame>
        <draw:frame draw:style-name="gr11" draw:text-style-name="P12" draw:layer="layout" svg:width="4.884cm" svg:height="4.388cm" svg:x="21.786cm" svg:y="3.797cm">
          <draw:image xlink:href="Pictures/1000000000000345000002F012F3F1A31DA3AA64.png" xlink:type="simple" xlink:show="embed" xlink:actuate="onLoad" loext:mime-type="image/png">
            <text:p/>
          </draw:image>
        </draw:frame>
        <draw:custom-shape draw:style-name="gr12" draw:text-style-name="P13" draw:layer="layout" svg:width="0.642cm" svg:height="1.605cm" draw:transform="rotate (-1.5707963267949) translate (24.228cm 3.369cm)">
          <text:p/>
          <draw:enhanced-geometry svg:viewBox="0 0 21600 21600" draw:glue-points="0 0 0 21600 21600 10800" draw:text-areas="0 ?f9 7800 ?f10" draw:type="right-brace" draw:modifiers="1698.4815618221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5" draw:layer="layout" svg:width="1.818cm" svg:height="1.637cm" svg:x="22.517cm" svg:y="3.048cm">
          <draw:text-box>
            <text:p text:style-name="P14"><text:span text:style-name="T5">almo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9T00:58:13.099104374</meta:creation-date>
    <dc:date>2019-12-05T17:09:42.171355367</dc:date>
    <meta:editing-duration>PT1H55M35S</meta:editing-duration>
    <meta:editing-cycles>11</meta:editing-cycles>
    <meta:generator>LibreOffice/6.2.7.1$Linux_X86_64 LibreOffice_project/20$Build-1</meta:generator>
    <meta:document-statistic meta:object-count="33"/>
  </office:meta>
</office:document-meta>
</file>